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fbda5" officeooo:paragraph-rsid="001fbda5" style:font-weight-asian="bold" style:font-weight-complex="bold"/>
    </style:style>
    <style:style style:name="P3" style:family="paragraph" style:parent-style-name="Standard">
      <style:text-properties fo:font-weight="normal" officeooo:rsid="001fbda5" officeooo:paragraph-rsid="001fbda5" style:font-weight-asian="normal" style:font-weight-complex="normal"/>
    </style:style>
    <style:style style:name="T1" style:family="text">
      <style:text-properties officeooo:rsid="00198966"/>
    </style:style>
    <style:style style:name="T2" style:family="text">
      <style:text-properties officeooo:rsid="001d7e1f"/>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ate: 17-12-2019<text:tab/><text:tab/><text:tab/>ASSIGNMENT-2</text:span><text:tab/></text:p>
      <text:p text:style-name="P1"/>
      <text:p text:style-name="P1"/>
      <text:p text:style-name="P1">1. Trying multiple yields</text:p>
      <text:p text:style-name="Standard"/>
      <text:p text:style-name="Standard">- If only yield is given, it prints blank. </text:p>
      <text:p text:style-name="Standard"/>
      <text:p text:style-name="Standard">- In case of 2 or more yields, it yields the data accordingly.</text:p>
      <text:p text:style-name="Standard"><text:tab/><text:tab/></text:p>
      <text:p text:style-name="Standard"><text:tab/><text:tab/>def get_data</text:p>
      <text:p text:style-name="Standard"/>
      <text:p text:style-name="Standard"><text:tab/><text:tab/><text:tab/>first_name = "Snehanjali"</text:p>
      <text:p text:style-name="Standard"><text:tab/><text:tab/><text:tab/>last_name = "Kalamkar"</text:p>
      <text:p text:style-name="Standard"><text:tab/><text:tab/><text:tab/>age = 23</text:p>
      <text:p text:style-name="Standard"/>
      <text:p text:style-name="Standard"><text:tab/><text:tab/><text:tab/>yield first_name</text:p>
      <text:p text:style-name="Standard"><text:tab/><text:tab/><text:tab/>yield last_name</text:p>
      <text:p text:style-name="Standard"><text:tab/><text:tab/><text:tab/>yield age</text:p>
      <text:p text:style-name="Standard"/>
      <text:p text:style-name="Standard"><text:tab/><text:tab/>end</text:p>
      <text:p text:style-name="Standard"/>
      <text:p text:style-name="Standard"><text:tab/><text:tab/>get_data do |data|</text:p>
      <text:p text:style-name="Standard"><text:tab/><text:tab/><text:tab/>puts data</text:p>
      <text:p text:style-name="Standard"><text:tab/><text:tab/>end</text:p>
      <text:p text:style-name="Standard"/>
      <text:p text:style-name="Standard"><text:tab/><text:tab/>Output: </text:p>
      <text:p text:style-name="Standard"/>
      <text:p text:style-name="Standard"><text:tab/><text:tab/>snehanjali@snehanjali-HP-Pavilion-Notebook ~/Documents/Training $ ruby Trials.rb</text:p>
      <text:p text:style-name="Standard"><text:tab/><text:tab/>Snehanjali</text:p>
      <text:p text:style-name="Standard"><text:tab/><text:tab/>Kalamkar</text:p>
      <text:p text:style-name="Standard"><text:tab/><text:tab/>23</text:p>
      <text:p text:style-name="Standard"/>
      <text:p text:style-name="Standard"/>
      <text:p text:style-name="P1">2. What happens if block is not passed to a function?</text:p>
      <text:p text:style-name="P1"/>
      <text:p text:style-name="Standard">- It gives LocalJumpError if the block is not passed to the function.</text:p>
      <text:p text:style-name="Standard"/>
      <text:p text:style-name="Standard"><text:tab/>def get_data</text:p>
      <text:p text:style-name="Standard"/>
      <text:p text:style-name="Standard"><text:tab/>first_name = "Snehanjali"</text:p>
      <text:p text:style-name="Standard"><text:tab/>last_name = "Kalamkar"</text:p>
      <text:p text:style-name="Standard"><text:tab/>age = 23</text:p>
      <text:p text:style-name="Standard"/>
      <text:p text:style-name="Standard"><text:tab/>yield first_name</text:p>
      <text:p text:style-name="Standard"/>
      <text:p text:style-name="Standard"><text:tab/>end</text:p>
      <text:p text:style-name="Standard"/>
      <text:p text:style-name="Standard"><text:tab/>get_data</text:p>
      <text:p text:style-name="Standard"/>
      <text:p text:style-name="Standard"><text:tab/>Output: </text:p>
      <text:p text:style-name="Standard"><text:tab/>snehanjali@snehanjali-HP-Pavilion-Notebook ~/Documents/Training $ ruby Trials.rb</text:p>
      <text:p text:style-name="Standard"><text:soft-page-break/><text:tab/>Traceback (most recent call last):</text:p>
      <text:p text:style-name="Standard"><text:tab/><text:tab/>1: from Trials.rb:11:in `&lt;main&gt;'</text:p>
      <text:p text:style-name="Standard"><text:tab/>Trials.rb:7:in `get_data': no block given (yield) (LocalJumpError)</text:p>
      <text:p text:style-name="Standard"/>
      <text:p text:style-name="Standard"/>
      <text:p text:style-name="P1">3. How to check whether block is sent explicitly?</text:p>
      <text:p text:style-name="Standard"/>
      <text:p text:style-name="Standard">- To check whether block is sent explicitly, use if block_given?</text:p>
      <text:p text:style-name="Standard"/>
      <text:p text:style-name="Standard"><text:tab/><text:tab/>def get_data</text:p>
      <text:p text:style-name="Standard"/>
      <text:p text:style-name="Standard"><text:tab/><text:tab/><text:tab/>first_name = "Snehanjali"</text:p>
      <text:p text:style-name="Standard"><text:tab/><text:tab/><text:tab/>last_name = "Kalamkar"</text:p>
      <text:p text:style-name="Standard"><text:tab/><text:tab/><text:tab/>age = 23</text:p>
      <text:p text:style-name="Standard"/>
      <text:p text:style-name="Standard"><text:tab/><text:tab/><text:tab/>if block_given?</text:p>
      <text:p text:style-name="Standard"><text:tab/><text:tab/><text:tab/><text:tab/>yield first_name</text:p>
      <text:p text:style-name="Standard"><text:tab/><text:tab/><text:tab/><text:tab/>yield last_name</text:p>
      <text:p text:style-name="Standard"><text:tab/><text:tab/><text:tab/></text:p>
      <text:p text:style-name="Standard"><text:tab/><text:tab/><text:tab/>else </text:p>
      <text:p text:style-name="Standard"><text:tab/><text:tab/><text:tab/><text:tab/>puts "Block not given!"</text:p>
      <text:p text:style-name="Standard"><text:tab/><text:tab/><text:tab/>end</text:p>
      <text:p text:style-name="Standard"/>
      <text:p text:style-name="Standard"><text:tab/><text:tab/>end</text:p>
      <text:p text:style-name="Standard"/>
      <text:p text:style-name="Standard"><text:tab/><text:tab/>get_data #do |name|</text:p>
      <text:p text:style-name="Standard"><text:tab/><text:tab/>#<text:tab/>puts name</text:p>
      <text:p text:style-name="Standard"><text:tab/><text:tab/>#end</text:p>
      <text:p text:style-name="Standard"/>
      <text:p text:style-name="Standard"/>
      <text:p text:style-name="P1">4. Pass block implicitly.</text:p>
      <text:p text:style-name="Standard"/>
      <text:p text:style-name="Standard"><text:tab/><text:span text:style-name="T2">Pass a block implicitly means to not use any arguments passed to the function.</text:span></text:p>
      <text:p text:style-name="Standard"/>
      <text:p text:style-name="Standard"/>
      <text:p text:style-name="P1">5. Different ways of calling lambda.</text:p>
      <text:p text:style-name="Standard"/>
      <text:p text:style-name="Standard"/>
      <text:p text:style-name="Standard"><text:tab/><text:tab/>print_ele = -&gt; (ele1, ele2) { puts ele1, ele2 }</text:p>
      <text:p text:style-name="Standard"/>
      <text:p text:style-name="Standard"><text:tab/><text:tab/>print_ele.call(40,100)</text:p>
      <text:p text:style-name="Standard"><text:tab/><text:tab/>print_ele[40,100]</text:p>
      <text:p text:style-name="Standard"><text:tab/><text:tab/>print_ele.(:name,:age)</text:p>
      <text:p text:style-name="Standard"><text:tab/><text:tab/>print_ele::(:id,:description)</text:p>
      <text:p text:style-name="Standard"/>
      <text:p text:style-name="Standard"><text:tab/><text:tab/>print_e = -&gt; (ele) { puts ele }</text:p>
      <text:p text:style-name="Standard"><text:tab/><text:tab/>print_e === 350</text:p>
      <text:p text:style-name="Standard"/>
      <text:p text:style-name="Standard"/>
      <text:p text:style-name="P1">6. Difference between lambda and proc.</text:p>
      <text:p text:style-name="Standard"><text:tab/>- Lambda checks the number of arguments but proc doesn't check the number of arguments.</text:p>
      <text:p text:style-name="Standard"><text:tab/>- Lambda returns from lambda context whereas proc returns from method context.</text:p>
      <text:p text:style-name="Standard"><text:soft-page-break/></text:p>
      <text:p text:style-name="Standard"><text:tab/><text:tab/><text:tab/>def check_difference</text:p>
      <text:p text:style-name="Standard"/>
      <text:p text:style-name="Standard"><text:tab/><text:tab/><text:tab/><text:tab/>print_ele_lambda = -&gt; (ele) { return ele }</text:p>
      <text:p text:style-name="Standard"><text:tab/><text:tab/><text:tab/><text:tab/>#print_ele_proc = Proc.new { |ele|<text:tab/>return ele }</text:p>
      <text:p text:style-name="Standard"><text:tab/><text:tab/><text:tab/><text:tab/>puts "Both done!"</text:p>
      <text:p text:style-name="Standard"><text:tab/><text:tab/><text:tab/><text:tab/></text:p>
      <text:p text:style-name="Standard"><text:tab/><text:tab/><text:tab/><text:tab/>value_from_lambda = print_ele_lambda[15]</text:p>
      <text:p text:style-name="Standard"><text:tab/><text:tab/><text:tab/><text:tab/>#value_from_proc = print_ele_proc.call(15)</text:p>
      <text:p text:style-name="Standard"/>
      <text:p text:style-name="Standard"><text:tab/><text:tab/><text:tab/><text:tab/>puts value_from_lambda</text:p>
      <text:p text:style-name="Standard"><text:tab/><text:tab/><text:tab/><text:tab/>#puts value_from_proc</text:p>
      <text:p text:style-name="Standard"/>
      <text:p text:style-name="Standard"><text:tab/><text:tab/><text:tab/>end</text:p>
      <text:p text:style-name="Standard"/>
      <text:p text:style-name="Standard"><text:tab/><text:tab/><text:tab/>check_difference</text:p>
      <text:p text:style-name="Standard"/>
      <text:p text:style-name="Standard"><text:tab/><text:tab/><text:tab/>snehanjali@snehanjali-HP-Pavilion-Notebook ~/Documents/Training $ ruby Trials.rb</text:p>
      <text:p text:style-name="Standard"><text:tab/><text:tab/><text:tab/>Both done!</text:p>
      <text:p text:style-name="Standard"><text:tab/><text:tab/><text:tab/>15</text:p>
      <text:p text:style-name="Standard"><text:tab/><text:tab/><text:tab/></text:p>
      <text:p text:style-name="Standard"/>
      <text:p text:style-name="Standard"><text:tab/><text:tab/><text:tab/>def check_difference</text:p>
      <text:p text:style-name="Standard"/>
      <text:p text:style-name="Standard"><text:tab/><text:tab/><text:tab/><text:tab/>#print_ele_lambda = -&gt; (ele) { return ele }</text:p>
      <text:p text:style-name="Standard"><text:tab/><text:tab/><text:tab/><text:tab/>print_ele_proc = Proc.new { |ele|<text:tab/>return ele }</text:p>
      <text:p text:style-name="Standard"><text:tab/><text:tab/><text:tab/><text:tab/>puts "Both done!"</text:p>
      <text:p text:style-name="Standard"><text:tab/><text:tab/><text:tab/><text:tab/></text:p>
      <text:p text:style-name="Standard"><text:tab/><text:tab/><text:tab/><text:tab/>#value_from_lambda = print_ele_lambda[15]</text:p>
      <text:p text:style-name="Standard"><text:tab/><text:tab/><text:tab/><text:tab/>value_from_proc = print_ele_proc.call(15)</text:p>
      <text:p text:style-name="Standard"><text:tab/><text:tab/><text:tab/><text:tab/></text:p>
      <text:p text:style-name="Standard"><text:tab/><text:tab/><text:tab/><text:tab/>puts "Both done new!"</text:p>
      <text:p text:style-name="Standard"><text:tab/><text:tab/><text:tab/><text:tab/>#puts value_from_lambda</text:p>
      <text:p text:style-name="Standard"><text:tab/><text:tab/><text:tab/><text:tab/>puts value_from_proc</text:p>
      <text:p text:style-name="Standard"/>
      <text:p text:style-name="Standard"><text:tab/><text:tab/><text:tab/>end</text:p>
      <text:p text:style-name="Standard"/>
      <text:p text:style-name="Standard"><text:tab/><text:tab/><text:tab/>check_difference</text:p>
      <text:p text:style-name="Standard"/>
      <text:p text:style-name="Standard"/>
      <text:p text:style-name="Standard"><text:tab/><text:tab/><text:tab/>Output:</text:p>
      <text:p text:style-name="Standard"><text:tab/><text:tab/><text:tab/>snehanjali@snehanjali-HP-Pavilion-Notebook ~/Documents/Training $ ruby Trials.rb</text:p>
      <text:p text:style-name="Standard">Both done!</text:p>
      <text:p text:style-name="Standard"/>
      <text:p text:style-name="P2">7. Use proc and lambda</text:p>
      <text:p text:style-name="P3"><text:tab/>Proc must be used when some functionality has to stored as an object and has to be used in the context, but Lambda is closer to methods and have their own co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7T14:45:30.331654761</meta:creation-date>
    <dc:date>2019-12-18T12:48:51.652858098</dc:date>
    <meta:editing-duration>PT7M1S</meta:editing-duration>
    <meta:editing-cycles>5</meta:editing-cycles>
    <meta:generator>LibreOffice/6.0.7.3$Linux_X86_64 LibreOffice_project/00m0$Build-3</meta:generator>
    <meta:document-statistic meta:table-count="0" meta:image-count="0" meta:object-count="0" meta:page-count="3" meta:paragraph-count="98" meta:word-count="379" meta:character-count="2823" meta:non-whitespace-character-count="2306"/>
  </office:meta>
</office:document-meta>
</file>